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e High Plains – This area is the single largest geographic zone on Dreyüs. A large steppe of relatively high elevation, characterized by sprawling grasslands. While not densely populated, several different cultures exist across the plains, most notably the semi-nomadic tribes that live in the open grasslands. Notable here too, is the intensity of the squall season. With open land and no significant windbreaks, the seasonal storms tear across the High Plains unopposed.</text:p>
      <text:p text:style-name="P1"><text:tab/>The squall season is the hinge-point of life in the High Plains, shaping the existence of every living creature in the area. The squall season brings inundating storms capable of transforming low areas into shallow lakes, destructive wind and cyclones that level anything greedy enough to reach into the sky, and thunderbolts that strike out the the smiting arm of vengeful gods. Life here synchronizes to the seasonal pattern, sheltering out the storms to later emerge and exploit the post-storm conditions in various ways.</text:p>
      <text:p text:style-name="P1"><text:tab/>The squall season occupies the majority of the summer months, and while its impact is certainly disproportionate, it does not serve to ignore the conditions of the rest of the year. The post-squall season is characterized by the large amounts of water left behind by the storms, as well as the reemergence of those species that shelter through the chaos. A late bloom typically occurs in areas not completely flooded, while insects and amphibian species make use of the standing water in their reproduction cycle. </text:p>
      <text:p text:style-name="P1"><text:tab/>The winter on the high plains can range from fairly mild to impressively harsh depending on the yearly conditions as well as the latitude of the observed area. Northern areas typically have harsher winters with long periods of frost, as well blizzards and snow cover. Further south the winters are typically more mild, with more species remaining active in comparison to the north, and those that do hibernate tend to do so for a shorter time. In spite of these general differences, winter storms can take a toll nearly anywhere on the plains, and pose a real threat to the careless and unprepared. Witless tribes migrating to new regions in crisis, war-bands on daring winter raids, hunters and scouts alone or in parties, all have been claimed before by the deadly cold.</text:p>
      <text:p text:style-name="P1"><text:tab/>Springtime in the plains represents a great duality of life here, as it both a time of tranquility as the slow trial of winter gives up its hold on life's freedom here, but it is also a time of anxiety, as every creature must be aware of and prepare for the trials that will come when the storms return. Thus, while new life blooms and nature shows its great beauty, man and animal alike must meticulously ready themselves, and make use of the resources presented at this time. Most will gather and store food, make use of what water remains from last years inundation, and ensure that there shelter will survive the coming battle.</text:p>
      <text:p text:style-name="P1"><text:tab/>Flora here is characterized by the various grasses that dominate the plains, as well as a variety of other small vegetation and fungi. Some plants and fungi are known for there medicinal or ritual effects, and are treated as sacred by some tribes. Most tribes have numerous words that describe and categorize the different grasses they encounter, denoting which ones are fit for fodder, which ones are useful for their fiber, or which ones are suitable for thatching. Various insects and arachnids, inhabit the grasses, in addition to a variety of other invertebrates. These also serve to sustain a number of small reptile and bird species, which in turn help sustain life above and below them. </text:p>
      <text:p text:style-name="P1"><text:tab/>More unique are the varieties of larger animals found here. Most numerous might be the small burrowing boribben (“bors”), surprisingly meaty rodents that hibernate in burrow-colonies twice a year to survive both the harshest parts of winter as well as the squall season. Boribben represent a crucial axis of the food chain in the plains. Populations of this creature explode seasonally as their springtime breeding before the squall season results in a numerous population designed to survive by volume. So many young are born that starvation is all but guaranteed for a portion of the population. The biomass of those that die serve to sustain the insects, plants, and fungi, as well as larger scavengers. Despite the death toll, the emergent population in the fall is still remarkable, with matured population numbers high enough to represent a surplus of food for predators in this season, allowing those creature to properly prepare themselves for the harsh winter.</text:p>
      <text:p text:style-name="P1"><text:tab/>The most universal predator across the High Plains are the canine caxtan. Best described as somewhere between a red fox and the American coyote, these medium-sized canines burrow their <text:soft-page-break/>own dens to survive the squalls. During the rest of the year they are prolific hunters, and are known to be able to adapt to environmental demands quickly. Areas containing only small game will see caxtans divide and spread out over a large area to hunt as individuals, with mothers returning to their dens with game for their pups. In contrast, where there is only larger game or denser populations the caxtan will hunt as a unit with their den-mates, using pursuit and isolation tactics to bring down large bovid prey, such as the calves of wild counterparts to the domestic berg cattle. <text:tab/>Size and coloration can vary between populations of caxtan, and rarely mutations within populations can lead to individuals with more unique appearances. Size is mostly dependent on the food availability in their specific area, and coloration will typically reflect some aspect of the environment that provides a hunting advantage. Grasslands inhabitants are often a light brown that hides them while stalking the tall dry grasses, some northern species are a light gray or white that can blend in with the wintertime snows, and nocturnal hunters can range from a dark gray to the rare jet black.</text:p>
      <text:p text:style-name="P1"><text:tab/>Notable too are the Plains Vorkine, vultures that grow to immense size in comparison to their cousins elsewhere on the continent, enough so to become creatures of reverence in one particular tribal culture. This tribe worship the vorkine in a kind of ritualized hunt, with those able to successfully fell a bird gaining respect and standing in the tribe proportionally to the quality of their trophy. While beautiful feathers and strong weapons crafted from their bones always garner praise and respect, exceptional size is the most sought after quality. The weight, height, wingspan, and condition of the bird are all significant, as well as the size and quality of the feathers and bones harvested from the creature. Materials harvested from successful hunts are used to make weapons and ritual clothing for ones clan, as well as oneself. While equipment originating from one's own hunt are the most desirable, gifts from a a fellow clan member's hunt are sacred signs of a person's dedication to the other, and their desire to share their accomplishments selflessly. Thus, gifts given are still worn and displayed with great pride, particularly when the giver is an noteworthy individual.</text:p>
      <text:p text:style-name="P1"><text:tab/>The tribe also believes that there exist quasi-legendary vorkine specimens that are as large as sky-sailing ships. These massive birds are told of in a variety of stories that inspire terror of the threat they can be, or imbue awe via the legends of heroic ancestors said to have brought these giants down. While most outsiders believe these are simply culture myths, a view shared by some of the tribe, these creatures are in fact real. While the causes are not entirely known (the most likely cause is a rare genetic mutation), occasionally a vorkine can continue to grow past maturity without suffering adverse effects. Indeed these individuals seem to surpass the capabilities of their smaller brethren, able to glide for longer periods of time while also possessing greater wing-strength to weight ratios and a miraculously slow metabolism that can allow for extended periods of famine and yet somehow still supply enough energy for the massive creature. Among the tribe, any hunter or hunting party that felled one of these giants would become instant legends, ones whose story would be told for many generations thereafter. </text:p>
      <text:p text:style-name="P1"><text:tab/>On the vast plains, the aforementioned tribe of vorkine hunters are a singular and unique clan. Many other unique culture exist, and a handful possess a shared culture across large areas and several tribes. One such culture dominates a vast swath of the grasslands that cover most of the middling and lower latitudes. These peoples are semi-nomadic tribes that practice a well-developed form of animal husbandry as well as a limited, but effective, amount of agriculture. They utilize cisterns and aquifers that are refreshed yearly by the squalls, from which they shelter from in underground dwellings ranging from small dens to complex burrow-towns.</text:p>
      <text:p text:style-name="P1"><text:tab/>Their shelters, both the static underground storm-shelters as well as their transportable above ground dwellings, possess a relatively sophisticated degree of technology, with the underground ones taking precedence. Far from bare earth, most of these caverns are finished and furnished, with many being on par with any middle-class Emiratus home. Sophisticated drainage and pump systems prevent flooding, and access to residential cisterns supply ample potable water during the squalls. Above ground structures can range from lightweight hunting tents to more stable hard-walled dwellings that can be disassembled for storage each season and reconstructed each year. The exact <text:soft-page-break/>design and construction of shelters can vary based on material availability. The eastern tribes that migrate near into the stony foothills of the Marcher Mountains make use the material to construct two variations of trulli: a permanent variety in the foothills that are sheltered from the squalls, and a temporary variety as their migratory homes on the grasslands. The temporary homes can be deconstructed and stored each year before the tribes migrate back into the foothills, from whence they can procure any materials needed to replace or repair the structures over time. In contrast, tribes that live exclusively on the open plains might only have access to varying qualities of hide, grass, soil, and imported lumber or metal, thus relying on great yurts that can dissembled, moved, and stored or sometimes even the semi-subterranean qasgit (singular qasgi), and <text:span text:style-name="T3">ulas (singular ul</text:span>ax̂, pronounced "oo-lak") that can serve year-round or be sealed seasonally in favor of deeper, more insulated dwellings.</text:p>
      <text:p text:style-name="P1"><text:tab/>Typical among the tribes is the construction and maintenance of great aquifers and cisterns separate from their primary dwellings that serve to store rainwater from the squalls to be used the rest of the year. Thanks to these great stores, dry land can be irrigated to serve as farmland, and livestock, such as the berg cattle, can be kept in numbers exceeding that which would be possible otherwise. A variety of domesticated animals exist among the tribes, with some raised only by particular groups or occasionally even a lone tribe. Most commonly found among nearly every tribe are the numerous dog breeds, of which are varieties descended from the local caxtan, as well as modern and historically imported domestic canines from other regions, and several different cross-breeds of the various lineages. Useful for hunting, herding, and companionship, it's rare to find a tribe that holds the hounds in disdain. </text:p>
      <text:p text:style-name="P1"><text:tab/>The semi-nomadic tribes migrate not only to avoid the worst of the squalls via there permanent shelters, but also to rotate what cisterns and land will be used for farming and grazing each year. This rotational behavior prevents the land from being overused, and ensures its efficacy for future generations and thus the survival of the tribe. These conservatory traditions do however result in a remarkably low population density as well as create the conditions for fierce territorial competition. Though infrequent, wars have been fought between tribes for the territorial rights to various lands, with centuries of such conflict at times creating complex webs of allies and rivals. Many traditions of war and diplomacy continue to this day thanks to this competition.</text:p>
      <text:p text:style-name="P1"><text:tab/>Most of the High Plains cultures speak one dialect or another of a shared language, itself a descendant of the old common <text:span text:style-name="T4">lingua franca</text:span> spread during the height of the civilization that would give birth to the New Emiratus. Thus most maintain some level of intelligibility with the other related languages of Dreyüs sharing that common ancestor, particularly the standard variety now spoken in the Emiratus popular. While mutually intelligible, each would sound strange to the other's ears, and require some concentration and guesswork to be fully understood. Even on the plains themselves, a tribe from the northwest might have some difficulty understanding the hill-dwellers of the east. </text:p>
      <text:p text:style-name="P1"><text:tab/>Noteworthy among the tribes to, is the relatively frequent use of codes or entire cryptolects (code-languages) designed to allow covert communication while in the presence of strangers, rivals, and enemies, or occasionally as parts of sacred incantations or prayers that are kept ritually secret. These code-words and cryptolects often draw from the ancient languages spoken by the tribes' forebears before being replaced by the common tongue from which the modern language derives. Typically, knowledge of the code-words or lessons on a cryptolect are restricted to those member of the tribe who have reached maturity and judge worthy of the secret knowledge. A common exception might be the traditional use of certain singular words used to warn of danger or as motivation during times of action, as such phrases might be used frequently in everyday language and would be learned naturally by children born to the tribe. Tribes that historically competed for territory and raided one another for livestock make the most frequent use of cryptolects, some of which notably restrict knowledge of the cryptolect to only the members of the tribe that have been initiated into the warrior-cults that form the backbone of the raiding culture.</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53M16S</meta:editing-duration>
    <meta:editing-cycles>7</meta:editing-cycles>
    <meta:generator>OpenOffice/4.1.15$Win32 OpenOffice.org_project/4115m2$Build-9813</meta:generator>
    <dc:date>2024-05-09T00:24:33.75</dc:date>
    <meta:document-statistic meta:table-count="0" meta:image-count="0" meta:object-count="0" meta:page-count="3" meta:paragraph-count="17" meta:word-count="2299" meta:character-count="14239"/>
    <meta:user-defined meta:name="Info 1"/>
    <meta:user-defined meta:name="Info 2"/>
    <meta:user-defined meta:name="Info 3"/>
    <meta:user-defined meta:name="Info 4"/>
  </office:meta>
</office:document-meta>
</file>